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9AC000001ADE78570A4C8837FA2.jpg" manifest:media-type="image/jpe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17cm" style:rel-width="100%" fo:margin-left="0cm" style:page-number="auto" table:align="left"/>
    </style:style>
    <style:style style:name="Table1.A" style:family="table-column">
      <style:table-column-properties style:column-width="5.66cm" style:rel-column-width="3281*"/>
    </style:style>
    <style:style style:name="Table1.B" style:family="table-column">
      <style:table-column-properties style:column-width="5.532cm" style:rel-column-width="3206*"/>
    </style:style>
    <style:style style:name="Table1.C" style:family="table-column">
      <style:table-column-properties style:column-width="3.422cm" style:rel-column-width="1983*"/>
    </style:style>
    <style:style style:name="Table1.D" style:family="table-column">
      <style:table-column-properties style:column-width="2.388cm" style:rel-column-width="1384*"/>
    </style:style>
    <style:style style:name="Table1.1" style:family="table-row">
      <style:table-row-properties style:min-row-height="1cm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" style:family="table-cell">
      <style:table-cell-properties style:vertical-align="" fo:padding-left="0.191cm" fo:padding-right="0.191cm" fo:padding-top="0cm" fo:padding-bottom="0cm" fo:border="1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467cm" style:rel-column-width="28782*"/>
    </style:style>
    <style:style style:name="Table2.B" style:family="table-column">
      <style:table-column-properties style:column-width="9.534cm" style:rel-column-width="36753*"/>
    </style:style>
    <style:style style:name="Table2.A1" style:family="table-cell">
      <style:table-cell-properties fo:padding="0.097cm" fo:border-left="0.5pt solid #ffffff" fo:border-right="none" fo:border-top="0.5pt solid #ffffff" fo:border-bottom="0.5pt solid #ffffff"/>
    </style:style>
    <style:style style:name="Table2.B1" style:family="table-cell">
      <style:table-cell-properties fo:padding="0.097cm" fo:border="0.5pt solid #ffffff"/>
    </style:style>
    <style:style style:name="Table4" style:family="table">
      <style:table-properties style:width="2.381cm" fo:margin-left="0.328cm" table:align="left"/>
    </style:style>
    <style:style style:name="Table4.A" style:family="table-column">
      <style:table-column-properties style:column-width="0.794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cm" fo:margin-bottom="0cm" loext:contextual-spacing="false" fo:line-height="100%" fo:text-align="start" style:justify-single-word="false"/>
    </style:style>
    <style:style style:name="P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fo:font-weight="bold" officeooo:rsid="00138238" officeooo:paragraph-rsid="00138238" style:font-size-asian="9pt" style:font-weight-asian="bold" style:font-size-complex="9pt"/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fo:font-weight="bold" officeooo:rsid="00138238" officeooo:paragraph-rsid="00262d77" style:font-size-asian="9pt" style:font-weight-asian="bold" style:font-size-complex="9pt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fo:language="ca" fo:country="ES" fo:font-weight="bold" officeooo:rsid="00138238" officeooo:paragraph-rsid="00138238" style:font-size-asian="9pt" style:font-weight-asian="bold" style:font-size-complex="9pt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 fo:break-before="page"/>
      <style:text-properties fo:font-size="9pt" fo:font-weight="bold" officeooo:rsid="00138238" officeooo:paragraph-rsid="00138238" style:font-size-asian="9pt" style:font-weight-asian="bold" style:font-size-complex="9pt"/>
    </style:style>
    <style:style style:name="P6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style:font-name="Calibri1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Calibri1" officeooo:paragraph-rsid="00138238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Calibri1" officeooo:paragraph-rsid="0015f16d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Calibri1" officeooo:rsid="00154b22" officeooo:paragraph-rsid="002127a8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Calibri1" fo:font-size="11pt" officeooo:rsid="00067cfd" officeooo:paragraph-rsid="00138238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Calibri1" fo:font-size="11pt" officeooo:rsid="002a2ee2" officeooo:paragraph-rsid="002a2ee2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Calibri1" officeooo:rsid="00067cfd" officeooo:paragraph-rsid="00138238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Calibri1" fo:font-size="2pt" officeooo:rsid="002b61ed" officeooo:paragraph-rsid="002b61ed" style:font-size-asian="1.75pt" style:font-size-complex="2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officeooo:paragraph-rsid="002127a8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9bba0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a2ee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b61ed"/>
    </style:style>
    <style:style style:name="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2b61ed" officeooo:paragraph-rsid="002a2ee2"/>
    </style:style>
    <style:style style:name="P19" style:family="paragraph" style:parent-style-name="Table_20_Contents">
      <loext:graphic-properties draw:fill="none"/>
      <style:paragraph-properties fo:margin-left="0cm" fo:margin-right="0cm" fo:margin-top="0.051cm" fo:margin-bottom="0.051cm" loext:contextual-spacing="false" fo:text-align="center" style:justify-single-word="false" fo:text-indent="0cm" style:auto-text-indent="false" fo:background-color="transparent"/>
      <style:text-properties style:font-name="Andale Mono" fo:font-size="9pt" officeooo:rsid="002a2ee2" officeooo:paragraph-rsid="002a2ee2" style:font-size-asian="9pt" style:font-size-complex="9pt"/>
    </style:style>
    <style:style style:name="P20" style:family="paragraph" style:parent-style-name="Table_20_Contents">
      <loext:graphic-properties draw:fill="none"/>
      <style:paragraph-properties fo:margin-left="0cm" fo:margin-right="0cm" fo:margin-top="0.051cm" fo:margin-bottom="0.051cm" loext:contextual-spacing="false" fo:text-align="center" style:justify-single-word="false" fo:text-indent="0cm" style:auto-text-indent="false" fo:background-color="transparent"/>
      <style:text-properties style:font-name="Andale Mono" fo:font-size="9pt" officeooo:paragraph-rsid="002a2ee2" style:font-size-asian="9pt" style:font-size-complex="9pt"/>
    </style:style>
    <style:style style:name="P21" style:family="paragraph" style:parent-style-name="Standard">
      <loext:graphic-properties draw:fill="none"/>
      <style:paragraph-properties fo:margin-left="0.635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Calibri1" fo:font-size="11pt" officeooo:rsid="00067cfd" officeooo:paragraph-rsid="00138238" style:font-size-asian="11pt" style:font-size-complex="11p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.635cm" style:auto-text-indent="false" style:page-number="auto" fo:background-color="transparent"/>
      <style:text-properties officeooo:paragraph-rsid="0039cf75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.635cm" style:auto-text-indent="false" style:page-number="auto" fo:background-color="transparent"/>
      <style:text-properties officeooo:paragraph-rsid="003daba7"/>
    </style:style>
    <style:style style:name="P24" style:family="paragraph" style:parent-style-name="Standard" style:list-style-name="L1" style:master-page-name="">
      <loext:graphic-properties draw:fill="none"/>
      <style:paragraph-properties fo:margin-left="1.27cm" fo:margin-right="0cm" fo:margin-top="0cm" fo:margin-bottom="0cm" loext:contextual-spacing="false" fo:text-align="justify" style:justify-single-word="false" fo:text-indent="-0.318cm" style:auto-text-indent="false" style:page-number="auto" fo:background-color="transparent"/>
      <style:text-properties officeooo:paragraph-rsid="0034e4ce"/>
    </style:style>
    <style:style style:name="P25" style:family="paragraph" style:parent-style-name="Standard" style:list-style-name="L1">
      <loext:graphic-properties draw:fill="none"/>
      <style:paragraph-properties fo:margin-left="1.27cm" fo:margin-right="0cm" fo:margin-top="0cm" fo:margin-bottom="0cm" loext:contextual-spacing="false" fo:text-align="justify" style:justify-single-word="false" fo:text-indent="-0.318cm" style:auto-text-indent="false" fo:background-color="transparent"/>
      <style:text-properties officeooo:rsid="003db0c0" officeooo:paragraph-rsid="003db0c0"/>
    </style:style>
    <style:style style:name="P26" style:family="paragraph" style:parent-style-name="Standard" style:list-style-name="L1">
      <loext:graphic-properties draw:fill="none"/>
      <style:paragraph-properties fo:margin-left="1.27cm" fo:margin-right="0cm" fo:margin-top="0cm" fo:margin-bottom="0cm" loext:contextual-spacing="false" fo:text-align="justify" style:justify-single-word="false" fo:text-indent="-0.318cm" style:auto-text-indent="false" fo:background-color="transparent"/>
      <style:text-properties officeooo:paragraph-rsid="0034e4ce"/>
    </style:style>
    <style:style style:name="P27" style:family="paragraph" style:parent-style-name="Standard" style:list-style-name="L1">
      <loext:graphic-properties draw:fill="none"/>
      <style:paragraph-properties fo:margin-left="1.27cm" fo:margin-right="0cm" fo:margin-top="0cm" fo:margin-bottom="0cm" loext:contextual-spacing="false" fo:text-align="justify" style:justify-single-word="false" fo:text-indent="-0.318cm" style:auto-text-indent="false" fo:background-color="transparent"/>
      <style:text-properties officeooo:paragraph-rsid="003daba7"/>
    </style:style>
    <style:style style:name="P28" style:family="paragraph" style:parent-style-name="Standard" style:list-style-name="L2" style:master-page-name="">
      <loext:graphic-properties draw:fill="none"/>
      <style:paragraph-properties fo:margin-left="0.635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use-window-font-color="true" style:font-name="Calibri1" fo:font-size="11pt" officeooo:rsid="00abab52" officeooo:paragraph-rsid="00138238" style:font-size-asian="11pt" style:font-size-complex="11pt"/>
    </style:style>
    <style:style style:name="P29" style:family="paragraph" style:parent-style-name="Standard" style:list-style-name="L2">
      <loext:graphic-properties draw:fill="none"/>
      <style:paragraph-properties fo:margin-left="0.635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Andale Mono" fo:font-size="11pt" officeooo:rsid="00aca7f0" officeooo:paragraph-rsid="00313785" style:font-size-asian="11pt" style:font-size-complex="11pt"/>
    </style:style>
    <style:style style:name="P30" style:family="paragraph" style:parent-style-name="Standard" style:list-style-name="L2">
      <loext:graphic-properties draw:fill="none"/>
      <style:paragraph-properties fo:margin-left="0.635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use-window-font-color="true" style:font-name="Calibri1" fo:font-size="11pt" officeooo:rsid="001b0b93" officeooo:paragraph-rsid="00138238" style:font-size-asian="11pt" style:font-size-complex="11pt"/>
    </style:style>
    <style:style style:name="P31" style:family="paragraph" style:parent-style-name="Standard" style:list-style-name="L2">
      <loext:graphic-properties draw:fill="none"/>
      <style:paragraph-properties fo:margin-left="0.635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38238"/>
    </style:style>
    <style:style style:name="P32" style:family="paragraph" style:parent-style-name="Standard" style:list-style-name="L2">
      <loext:graphic-properties draw:fill="none"/>
      <style:paragraph-properties fo:margin-left="0.635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13785"/>
    </style:style>
    <style:style style:name="P33" style:family="paragraph" style:parent-style-name="Standard" style:list-style-name="L2">
      <loext:graphic-properties draw:fill="none"/>
      <style:paragraph-properties fo:margin-left="1.27cm" fo:margin-right="0cm" fo:margin-top="0cm" fo:margin-bottom="0cm" loext:contextual-spacing="false" fo:text-align="justify" style:justify-single-word="false" fo:text-indent="-0.635cm" style:auto-text-indent="false" fo:background-color="transparent"/>
      <style:text-properties style:use-window-font-color="true" officeooo:paragraph-rsid="001dc102"/>
    </style:style>
    <style:style style:name="P34" style:family="paragraph" style:parent-style-name="Standard" style:list-style-name="L2">
      <loext:graphic-properties draw:fill="none"/>
      <style:paragraph-properties fo:margin-left="1.27cm" fo:margin-right="0cm" fo:margin-top="0cm" fo:margin-bottom="0cm" loext:contextual-spacing="false" fo:text-align="justify" style:justify-single-word="false" fo:text-indent="-0.635cm" style:auto-text-indent="false" fo:background-color="transparent"/>
      <style:text-properties style:use-window-font-color="true" officeooo:paragraph-rsid="001d98e3"/>
    </style:style>
    <style:style style:name="P35" style:family="paragraph" style:parent-style-name="Standard" style:list-style-name="L2">
      <loext:graphic-properties draw:fill="none"/>
      <style:paragraph-properties fo:margin-left="1.27cm" fo:margin-right="0cm" fo:margin-top="0cm" fo:margin-bottom="0cm" loext:contextual-spacing="false" fo:text-align="justify" style:justify-single-word="false" fo:text-indent="-0.635cm" style:auto-text-indent="false" fo:background-color="transparent"/>
      <style:text-properties style:use-window-font-color="true" officeooo:paragraph-rsid="0017660c"/>
    </style:style>
    <style:style style:name="P36" style:family="paragraph" style:parent-style-name="Standard" style:list-style-name="L2">
      <loext:graphic-properties draw:fill="none"/>
      <style:paragraph-properties fo:margin-left="1.27cm" fo:margin-right="0cm" fo:margin-top="0cm" fo:margin-bottom="0cm" loext:contextual-spacing="false" fo:text-align="justify" style:justify-single-word="false" fo:text-indent="-0.635cm" style:auto-text-indent="false" fo:background-color="transparent"/>
      <style:text-properties style:use-window-font-color="true" style:font-name="Calibri1" fo:font-size="11pt" officeooo:rsid="001dc102" officeooo:paragraph-rsid="001dc102" style:font-size-asian="11pt" style:font-size-complex="11pt"/>
    </style:style>
    <style:style style:name="P37" style:family="paragraph" style:parent-style-name="Standard" style:list-style-name="L2">
      <loext:graphic-properties draw:fill="none"/>
      <style:paragraph-properties fo:margin-left="1.27cm" fo:margin-right="0cm" fo:margin-top="0cm" fo:margin-bottom="0cm" loext:contextual-spacing="false" fo:text-align="justify" style:justify-single-word="false" fo:text-indent="-0.635cm" style:auto-text-indent="false" fo:background-color="transparent"/>
      <style:text-properties style:use-window-font-color="true" style:font-name="Calibri1" fo:font-size="11pt" officeooo:rsid="001b0b93" officeooo:paragraph-rsid="001b0b93" style:font-size-asian="11pt" style:font-size-complex="11pt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24fa2a"/>
    </style:style>
    <style:style style:name="T3" style:family="text">
      <style:text-properties fo:language="ca" fo:country="ES" officeooo:rsid="00277b43"/>
    </style:style>
    <style:style style:name="T4" style:family="text">
      <style:text-properties fo:font-weight="bold" officeooo:rsid="00067cfd" style:font-weight-asian="bold" style:font-weight-complex="bold"/>
    </style:style>
    <style:style style:name="T5" style:family="text">
      <style:text-properties fo:font-weight="bold" officeooo:rsid="00a29a73" style:font-weight-asian="bold" style:font-weight-complex="bold"/>
    </style:style>
    <style:style style:name="T6" style:family="text">
      <style:text-properties fo:font-weight="bold" officeooo:rsid="001b0b93" style:font-weight-asian="bold" style:font-weight-complex="bold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size="9pt" fo:font-weight="bold" officeooo:rsid="00138238" style:font-size-asian="9pt" style:font-weight-asian="bold" style:font-size-complex="9pt"/>
    </style:style>
    <style:style style:name="T9" style:family="text">
      <style:text-properties fo:font-size="9pt" fo:language="ca" fo:country="ES" fo:font-weight="bold" officeooo:rsid="00138238" style:font-size-asian="9pt" style:font-weight-asian="bold" style:font-size-complex="9pt"/>
    </style:style>
    <style:style style:name="T10" style:family="text">
      <style:text-properties style:use-window-font-color="true" style:font-name="Calibri1" fo:font-size="11pt" officeooo:rsid="00aca7f0" fo:background-color="transparent" loext:char-shading-value="0" style:font-size-asian="11pt" style:font-size-complex="11pt"/>
    </style:style>
    <style:style style:name="T11" style:family="text">
      <style:text-properties style:use-window-font-color="true" style:font-name="Calibri1" fo:font-size="11pt" officeooo:rsid="001dc102" fo:background-color="transparent" loext:char-shading-value="0" style:font-size-asian="11pt" style:font-size-complex="11pt"/>
    </style:style>
    <style:style style:name="T12" style:family="text">
      <style:text-properties style:use-window-font-color="true" style:font-name="Calibri1" fo:font-size="11pt" officeooo:rsid="002eca53" fo:background-color="transparent" loext:char-shading-value="0" style:font-size-asian="11pt" style:font-size-complex="11pt"/>
    </style:style>
    <style:style style:name="T13" style:family="text">
      <style:text-properties style:use-window-font-color="true" style:font-name="Calibri1" fo:font-size="11pt" officeooo:rsid="0033f41a" fo:background-color="transparent" loext:char-shading-value="0" style:font-size-asian="11pt" style:font-size-complex="11pt"/>
    </style:style>
    <style:style style:name="T14" style:family="text">
      <style:text-properties style:use-window-font-color="true" style:font-name="Calibri1" fo:font-size="11pt" officeooo:rsid="00340cd9" fo:background-color="transparent" loext:char-shading-value="0" style:font-size-asian="11pt" style:font-size-complex="11pt"/>
    </style:style>
    <style:style style:name="T15" style:family="text">
      <style:text-properties style:use-window-font-color="true" style:font-name="Calibri1" fo:font-size="11pt" officeooo:rsid="003db0c0" fo:background-color="transparent" loext:char-shading-value="0" style:font-size-asian="11pt" style:font-size-complex="11pt"/>
    </style:style>
    <style:style style:name="T16" style:family="text">
      <style:text-properties style:use-window-font-color="true" style:font-name="Calibri1" officeooo:rsid="002127a8"/>
    </style:style>
    <style:style style:name="T17" style:family="text">
      <style:text-properties style:use-window-font-color="true" style:font-name="Calibri1" officeooo:rsid="00ac32c7"/>
    </style:style>
    <style:style style:name="T18" style:family="text">
      <style:text-properties style:use-window-font-color="true" style:font-name="Calibri1" officeooo:rsid="0020e2b6"/>
    </style:style>
    <style:style style:name="T19" style:family="text">
      <style:text-properties style:use-window-font-color="true" style:font-name="Calibri1" officeooo:rsid="0028c516"/>
    </style:style>
    <style:style style:name="T20" style:family="text">
      <style:text-properties style:use-window-font-color="true" style:font-name="Calibri1" officeooo:rsid="00290073"/>
    </style:style>
    <style:style style:name="T21" style:family="text">
      <style:text-properties style:use-window-font-color="true" style:font-name="Calibri1" officeooo:rsid="0029bba0"/>
    </style:style>
    <style:style style:name="T22" style:family="text">
      <style:text-properties style:use-window-font-color="true" style:font-name="Calibri1" officeooo:rsid="002a2ee2"/>
    </style:style>
    <style:style style:name="T23" style:family="text">
      <style:text-properties style:use-window-font-color="true" style:font-name="Calibri1" officeooo:rsid="003daba7"/>
    </style:style>
    <style:style style:name="T24" style:family="text">
      <style:text-properties style:use-window-font-color="true" style:font-name="Andale Mono" fo:font-size="11pt" officeooo:rsid="00aca7f0" fo:background-color="transparent" loext:char-shading-value="0" style:font-size-asian="11pt" style:font-size-complex="11pt"/>
    </style:style>
    <style:style style:name="T25" style:family="text">
      <style:text-properties style:use-window-font-color="true" style:font-name="Andale Mono" fo:font-size="11pt" officeooo:rsid="00abab52" fo:background-color="transparent" loext:char-shading-value="0" style:font-size-asian="11pt" style:font-size-complex="11pt"/>
    </style:style>
    <style:style style:name="T26" style:family="text">
      <style:text-properties style:use-window-font-color="true" style:font-name="Andale Mono" fo:font-size="11pt" officeooo:rsid="002eca53" fo:background-color="transparent" loext:char-shading-value="0" style:font-size-asian="11pt" style:font-size-complex="11pt"/>
    </style:style>
    <style:style style:name="T27" style:family="text">
      <style:text-properties style:use-window-font-color="true" style:font-name="Andale Mono" fo:font-size="11pt" officeooo:rsid="0033f41a" fo:background-color="transparent" loext:char-shading-value="0" style:font-size-asian="11pt" style:font-size-complex="11pt"/>
    </style:style>
    <style:style style:name="T28" style:family="text">
      <style:text-properties style:use-window-font-color="true" style:font-name="Andale Mono" fo:font-size="11pt" officeooo:rsid="00331f07" fo:background-color="transparent" loext:char-shading-value="0" style:font-size-asian="11pt" style:font-size-complex="11pt"/>
    </style:style>
    <style:style style:name="T29" style:family="text">
      <style:text-properties style:use-window-font-color="true" style:font-name="Andale Mono" fo:font-size="11pt" officeooo:rsid="00340cd9" fo:background-color="transparent" loext:char-shading-value="0" style:font-size-asian="11pt" style:font-size-complex="11pt"/>
    </style:style>
    <style:style style:name="T30" style:family="text">
      <style:text-properties style:use-window-font-color="true" style:font-name="Andale Mono" fo:font-size="11pt" officeooo:rsid="003db0c0" fo:background-color="transparent" loext:char-shading-value="0" style:font-size-asian="11pt" style:font-size-complex="11pt"/>
    </style:style>
    <style:style style:name="T31" style:family="text">
      <style:text-properties style:use-window-font-color="true" style:font-name="Andale Mono" fo:font-size="9pt" officeooo:rsid="0029bba0" style:font-size-asian="9pt" style:font-size-complex="9pt"/>
    </style:style>
    <style:style style:name="T32" style:family="text">
      <style:text-properties style:use-window-font-color="true" style:font-name="Andale Mono" fo:font-size="9pt" officeooo:rsid="002a2ee2" style:font-size-asian="9pt" style:font-size-complex="9pt"/>
    </style:style>
    <style:style style:name="T33" style:family="text">
      <style:text-properties style:font-name="Calibri1"/>
    </style:style>
    <style:style style:name="T34" style:family="text">
      <style:text-properties style:font-name="Calibri1" officeooo:rsid="00067cfd"/>
    </style:style>
    <style:style style:name="T35" style:family="text">
      <style:text-properties style:font-name="Calibri1" officeooo:rsid="001cd902"/>
    </style:style>
    <style:style style:name="T36" style:family="text">
      <style:text-properties style:font-name="Calibri1" fo:font-size="11pt" style:font-size-asian="11pt" style:font-size-complex="11pt"/>
    </style:style>
    <style:style style:name="T37" style:family="text">
      <style:text-properties style:font-name="Calibri1" fo:font-size="11pt" officeooo:rsid="00ac32c7" style:font-size-asian="11pt" style:font-size-complex="11pt"/>
    </style:style>
    <style:style style:name="T38" style:family="text">
      <style:text-properties style:font-name="Calibri1" fo:font-size="11pt" officeooo:rsid="001d98e3" style:font-size-asian="11pt" style:font-size-complex="11pt"/>
    </style:style>
    <style:style style:name="T39" style:family="text">
      <style:text-properties style:font-name="Calibri1" fo:font-size="11pt" officeooo:rsid="001b0b93" style:font-size-asian="11pt" style:font-size-complex="11pt"/>
    </style:style>
    <style:style style:name="T40" style:family="text">
      <style:text-properties style:font-name="Calibri1" fo:font-size="11pt" officeooo:rsid="001cd902" style:font-size-asian="11pt" style:font-size-complex="11pt"/>
    </style:style>
    <style:style style:name="T41" style:family="text">
      <style:text-properties style:font-name="Calibri1" fo:font-size="11pt" officeooo:rsid="001dc102" style:font-size-asian="11pt" style:font-size-complex="11pt"/>
    </style:style>
    <style:style style:name="T42" style:family="text">
      <style:text-properties style:font-name="Calibri1" fo:font-size="11pt" officeooo:rsid="0019800c" style:font-size-asian="11pt" style:font-size-complex="11pt"/>
    </style:style>
    <style:style style:name="T43" style:family="text">
      <style:text-properties style:font-name="Calibri1" fo:font-size="11pt" officeooo:rsid="00154b22" style:font-size-asian="11pt" style:font-size-complex="11pt"/>
    </style:style>
    <style:style style:name="T44" style:family="text">
      <style:text-properties style:font-name="Calibri1" fo:font-size="11pt" officeooo:rsid="002eca53" style:font-size-asian="11pt" style:font-size-complex="11pt"/>
    </style:style>
    <style:style style:name="T45" style:family="text">
      <style:text-properties style:font-name="Calibri1" fo:font-size="11pt" officeooo:rsid="00306ef3" style:font-size-asian="11pt" style:font-size-complex="11pt"/>
    </style:style>
    <style:style style:name="T46" style:family="text">
      <style:text-properties style:font-name="Calibri1" fo:font-size="11pt" officeooo:rsid="00313785" style:font-size-asian="11pt" style:font-size-complex="11pt"/>
    </style:style>
    <style:style style:name="T47" style:family="text">
      <style:text-properties style:font-name="Calibri1" fo:font-size="11pt" officeooo:rsid="00331f07" style:font-size-asian="11pt" style:font-size-complex="11pt"/>
    </style:style>
    <style:style style:name="T48" style:family="text">
      <style:text-properties style:font-name="Calibri1" fo:font-size="11pt" officeooo:rsid="0033f41a" style:font-size-asian="11pt" style:font-size-complex="11pt"/>
    </style:style>
    <style:style style:name="T49" style:family="text">
      <style:text-properties style:font-name="Calibri1" fo:font-size="11pt" officeooo:rsid="00340cd9" style:font-size-asian="11pt" style:font-size-complex="11pt"/>
    </style:style>
    <style:style style:name="T50" style:family="text">
      <style:text-properties style:font-name="Calibri1" fo:font-size="11pt" officeooo:rsid="0034e4ce" style:font-size-asian="11pt" style:font-size-complex="11pt"/>
    </style:style>
    <style:style style:name="T51" style:family="text">
      <style:text-properties style:font-name="Calibri1" fo:font-size="11pt" officeooo:rsid="0038f618" style:font-size-asian="11pt" style:font-size-complex="11pt"/>
    </style:style>
    <style:style style:name="T52" style:family="text">
      <style:text-properties style:font-name="Calibri1" fo:font-size="11pt" officeooo:rsid="00398db4" style:font-size-asian="11pt" style:font-size-complex="11pt"/>
    </style:style>
    <style:style style:name="T53" style:family="text">
      <style:text-properties style:font-name="Calibri1" fo:font-size="11pt" officeooo:rsid="003c3759" style:font-size-asian="11pt" style:font-size-complex="11pt"/>
    </style:style>
    <style:style style:name="T54" style:family="text">
      <style:text-properties style:font-name="Calibri1" fo:font-size="11pt" officeooo:rsid="003daba7" style:font-size-asian="11pt" style:font-size-complex="11pt"/>
    </style:style>
    <style:style style:name="T55" style:family="text">
      <style:text-properties style:font-name="Calibri1" fo:font-size="11pt" officeooo:rsid="003db0c0" style:font-size-asian="11pt" style:font-size-complex="11pt"/>
    </style:style>
    <style:style style:name="T56" style:family="text">
      <style:text-properties style:font-name="Calibri1" officeooo:rsid="0019800c"/>
    </style:style>
    <style:style style:name="T57" style:family="text">
      <style:text-properties style:font-name="Calibri1" officeooo:rsid="00154b22"/>
    </style:style>
    <style:style style:name="T58" style:family="text">
      <style:text-properties style:font-name="Calibri1" officeooo:rsid="002127a8"/>
    </style:style>
    <style:style style:name="T59" style:family="text">
      <style:text-properties style:font-name="Calibri1" officeooo:rsid="001d98e3"/>
    </style:style>
    <style:style style:name="T60" style:family="text">
      <style:text-properties style:font-name="Calibri1" officeooo:rsid="002ba020"/>
    </style:style>
    <style:style style:name="T61" style:family="text">
      <style:text-properties style:font-name="Calibri1" officeooo:rsid="002eca53"/>
    </style:style>
    <style:style style:name="T62" style:family="text">
      <style:text-properties style:font-name="Calibri1" officeooo:rsid="002d7814"/>
    </style:style>
    <style:style style:name="T63" style:family="text">
      <style:text-properties style:font-name="Calibri1" officeooo:rsid="002e9850"/>
    </style:style>
    <style:style style:name="T64" style:family="text">
      <style:text-properties style:font-name="Calibri1" officeooo:rsid="00306ef3"/>
    </style:style>
    <style:style style:name="T65" style:family="text">
      <style:text-properties style:font-name="Calibri1" officeooo:rsid="00313785"/>
    </style:style>
    <style:style style:name="T66" style:family="text">
      <style:text-properties style:font-name="Calibri1" officeooo:rsid="00331f07"/>
    </style:style>
    <style:style style:name="T67" style:family="text">
      <style:text-properties style:font-name="Calibri1" fo:font-style="italic" officeooo:rsid="002ba020" style:font-style-asian="italic" style:font-style-complex="italic"/>
    </style:style>
    <style:style style:name="T68" style:family="text">
      <style:text-properties style:font-name="Calibri1" fo:font-style="italic" officeooo:rsid="0033f41a" style:font-style-asian="italic" style:font-style-complex="italic"/>
    </style:style>
    <style:style style:name="T69" style:family="text">
      <style:text-properties style:font-name="Calibri1" officeooo:rsid="0034e4ce"/>
    </style:style>
    <style:style style:name="T70" style:family="text">
      <style:text-properties style:font-name="Calibri1" officeooo:rsid="00398db4"/>
    </style:style>
    <style:style style:name="T71" style:family="text">
      <style:text-properties style:font-name="Calibri1" officeooo:rsid="0039cf75"/>
    </style:style>
    <style:style style:name="T72" style:family="text">
      <style:text-properties style:font-name="Calibri1" officeooo:rsid="003daba7"/>
    </style:style>
    <style:style style:name="T73" style:family="text">
      <style:text-properties officeooo:rsid="002127a8"/>
    </style:style>
    <style:style style:name="T74" style:family="text">
      <style:text-properties officeooo:rsid="002a2ee2"/>
    </style:style>
    <style:style style:name="T75" style:family="text">
      <style:text-properties officeooo:rsid="002eca53"/>
    </style:style>
    <style:style style:name="T76" style:family="text">
      <style:text-properties officeooo:rsid="003a74c9"/>
    </style:style>
    <style:style style:name="T77" style:family="text">
      <style:text-properties officeooo:rsid="003eb21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82cm, 1.653cm, 0.771cm, 1.85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5">CICLO FORMATIVO EN DESARROLLO DE APLICACIONES WEB</text:p>
            <text:p text:style-name="P3">PROGRAMACIÓN <text:span text:style-name="T1">–</text:span> <text:span text:style-name="T73">1ª</text:span><text:span text:style-name="T1"> EVALUACIÓN – </text:span><text:span text:style-name="T2">MODELO </text:span><text:span text:style-name="T3">B</text:span></text:p>
          </table:table-cell>
          <table:covered-table-cell/>
          <table:table-cell table:style-name="Table1.A1" office:value-type="string">
            <text:p text:style-name="P4">Fecha</text:p>
            <text:p text:style-name="P2">1<text:span text:style-name="T77">5</text:span>/01/2020</text:p>
          </table:table-cell>
          <table:table-cell table:style-name="Table1.D1" office:value-type="string">
            <text:p text:style-name="P4">Calificación</text:p>
          </table:table-cell>
        </table:table-row>
        <table:table-row table:style-name="Table1.1">
          <table:table-cell table:style-name="Table1.D1" office:value-type="string">
            <text:p text:style-name="P1"><text:span text:style-name="Fuente_20_de_20_párrafo_20_predeter."><text:span text:style-name="T7">Nom</text:span></text:span><text:span text:style-name="Fuente_20_de_20_párrafo_20_predeter."><text:span text:style-name="T8">bre</text:span></text:span></text:p>
          </table:table-cell>
          <table:table-cell table:style-name="Table1.D1" office:value-type="string">
            <text:p text:style-name="P1"><text:span text:style-name="Fuente_20_de_20_párrafo_20_predeter."><text:span text:style-name="T7">1</text:span></text:span><text:span text:style-name="Fuente_20_de_20_párrafo_20_predeter."><text:span text:style-name="T8">e</text:span></text:span><text:span text:style-name="Fuente_20_de_20_párrafo_20_predeter."><text:span text:style-name="T7">r </text:span></text:span><text:span text:style-name="Fuente_20_de_20_párrafo_20_predeter."><text:span text:style-name="T9">Apellido</text:span></text:span></text:p>
          </table:table-cell>
          <table:table-cell table:style-name="Table1.D1" table:number-columns-spanned="2" office:value-type="string">
            <text:p text:style-name="P1"><text:span text:style-name="Fuente_20_de_20_párrafo_20_predeter."><text:span text:style-name="T7">2</text:span></text:span><text:span text:style-name="Fuente_20_de_20_párrafo_20_predeter."><text:span text:style-name="T9">º Apellido</text:span></text:span></text:p>
          </table:table-cell>
          <table:covered-table-cell/>
        </table:table-row>
      </table:table>
      <text:p text:style-name="P6"/>
      <text:p text:style-name="P8"><text:span text:style-name="T4">Ejercicio 1: </text:span><text:span text:style-name="T5">(</text:span><text:span text:style-name="T6">8</text:span><text:span text:style-name="T4"> puntos</text:span><text:span text:style-name="T5">)</text:span></text:p>
      <text:p text:style-name="P23"><text:span text:style-name="T57">E</text:span><text:span text:style-name="T35">n </text:span><text:span text:style-name="T67">La Tienda </text:span><text:span text:style-name="T68">d</text:span><text:span text:style-name="T67">el Barrio S.A.</text:span><text:span text:style-name="T60"> </text:span><text:span text:style-name="T35">necesitan</text:span><text:span text:style-name="T57"> un programa </text:span><text:span text:style-name="T58">en lenguaje Java </text:span><text:span text:style-name="T57">q</text:span><text:span text:style-name="T60">ue les ayude a</text:span><text:span text:style-name="T57"> </text:span><text:span text:style-name="T60">calcular </text:span><text:span text:style-name="T66">el precio final de cada venta</text:span><text:span text:style-name="T57">. </text:span><text:span text:style-name="T35">E</text:span><text:span text:style-name="T59">l</text:span><text:span text:style-name="T35"> programa </text:span><text:span text:style-name="T59">primero </text:span><text:span text:style-name="T57">pedirá por teclado e</text:span><text:span text:style-name="T62">l nombre completo del cliente, su DNI (8 dígitos y una letra, por ejemplo 24387655L) y </text:span><text:span text:style-name="T57">lo</text:span><text:span text:style-name="T60">s precios d</text:span><text:span text:style-name="T62">e </text:span><text:span text:style-name="T61">todos </text:span><text:span text:style-name="T60">los productos que ha comprado </text:span><text:span text:style-name="T61">(el usuario deberá indicar cuántos)</text:span><text:span text:style-name="T57">. Luego mostrará por pantalla el código d</text:span><text:span text:style-name="T62">e c</text:span><text:span text:style-name="T65">liente</text:span><text:span text:style-name="T57">, que estará compuesto por </text:span><text:span text:style-name="T65">su</text:span><text:span text:style-name="T63"> nombre </text:span><text:span text:style-name="T65">y la primera letra de sus apellidos</text:span><text:span text:style-name="T63"> (en mayúsculas) y </text:span><text:span text:style-name="T57">l</text:span><text:span text:style-name="T62">os números del DNI (sin la letra)</text:span><text:span text:style-name="T57">. </text:span><text:span text:style-name="T35">Por e</text:span><text:span text:style-name="T57">jemplo, María Aparicio Díez </text:span><text:span text:style-name="T63">con DNI</text:span><text:span text:style-name="T57"> </text:span><text:span text:style-name="T62">24387655L</text:span><text:span text:style-name="T57"> tendría el código d</text:span><text:span text:style-name="T63">e cl</text:span><text:span text:style-name="T65">iente</text:span><text:span text:style-name="T57"> </text:span><text:span text:style-name="T63">MARÍA</text:span><text:span text:style-name="T65">AD</text:span><text:span text:style-name="T62">24387655</text:span><text:span text:style-name="T57">. </text:span><text:span text:style-name="T35">Por último mostrará por pantalla </text:span><text:span text:style-name="T71">la lista de precios de los productos, </text:span><text:span text:style-name="T63">el subtotal (suma de precios), el % </text:span><text:span text:style-name="T64">de descuento </text:span><text:span text:style-name="T69">a aplicar</text:span><text:span text:style-name="T64">, </text:span><text:span text:style-name="T69">el valor </text:span><text:span text:style-name="T72">en € </text:span><text:span text:style-name="T69">del descuento y</text:span><text:span text:style-name="T64"> el </text:span><text:span text:style-name="T63">p</text:span><text:span text:style-name="T69">recio final </text:span><text:span text:style-name="T63">tras </text:span><text:span text:style-name="T64">aplicar </text:span><text:span text:style-name="T63">el descuento</text:span><text:span text:style-name="T59">. </text:span><text:span text:style-name="T72">Hay</text:span><text:span text:style-name="T50"> c</text:span><text:span text:style-name="T55">uatro</text:span><text:span text:style-name="T51"> </text:span><text:span text:style-name="T54">tipos de </text:span><text:span text:style-name="T51">descuentos</text:span><text:span text:style-name="T50">:</text:span></text:p>
      <text:list xml:id="list2711003234" text:style-name="L1">
        <text:list-item>
          <text:p text:style-name="P24"><text:span text:style-name="T50">Un </text:span><text:span text:style-name="T55">3</text:span><text:span text:style-name="T48">% </text:span><text:span text:style-name="T50">solo por entrar por la puerta (</text:span><text:span text:style-name="T48">a todos </text:span><text:span text:style-name="T50">lo</text:span><text:span text:style-name="T48">s clientes</text:span><text:span text:style-name="T50">)</text:span><text:span text:style-name="T49">.</text:span></text:p>
        </text:list-item>
        <text:list-item>
          <text:p text:style-name="P25"><text:span text:style-name="T49">U</text:span><text:span text:style-name="T36">n 5% adicional si el subtotal es superior a 100 €.</text:span></text:p>
        </text:list-item>
        <text:list-item>
          <text:p text:style-name="P26"><text:span text:style-name="T50">Un </text:span><text:span text:style-name="T55">6</text:span><text:span text:style-name="T50">% adicional si e</text:span><text:span text:style-name="T53">l </text:span><text:span text:style-name="T50">producto </text:span><text:span text:style-name="T53">más caro es</text:span><text:span text:style-name="T50"> </text:span><text:span text:style-name="T48">superior a </text:span><text:span text:style-name="T55">66</text:span><text:span text:style-name="T48">€ </text:span><text:span text:style-name="T53">y</text:span><text:span text:style-name="T50"> </text:span><text:span text:style-name="T55">9</text:span><text:span text:style-name="T50">% si es superior a </text:span><text:span text:style-name="T55">99</text:span><text:span text:style-name="T50">€.</text:span></text:p>
        </text:list-item>
        <text:list-item>
          <text:p text:style-name="P27"><text:span text:style-name="T50">U</text:span><text:span text:style-name="T52">n</text:span><text:span text:style-name="T50"> 10% adicional s</text:span><text:span text:style-name="T48">i la diferencia entre el producto más caro y el más barato es mayor </text:span><text:span text:style-name="T51">de</text:span><text:span text:style-name="T48"> </text:span><text:span text:style-name="T54">1</text:span><text:span text:style-name="T48">00 €</text:span><text:span text:style-name="T49">.</text:span></text:p>
        </text:list-item>
      </text:list>
      <text:p text:style-name="P22"><text:span text:style-name="T52">Supondremos que el usuario </text:span><text:span text:style-name="T43">siemp</text:span><text:span text:style-name="T57">re introducir</text:span><text:span text:style-name="T70">á</text:span><text:span text:style-name="T57"> datos válidos</text:span><text:span text:style-name="T58"> </text:span><text:span text:style-name="T70">(</text:span><text:span text:style-name="T57">no s</text:span><text:span text:style-name="T58">erá</text:span><text:span text:style-name="T57"> necesario comprobarlos</text:span><text:span text:style-name="T70">)</text:span><text:span text:style-name="T57">.</text:span></text:p>
      <text:p text:style-name="P9"/>
      <text:p text:style-name="P14"><text:span text:style-name="T34">Implementa las siguientes f</text:span><text:span text:style-name="T35">unciones</text:span><text:span text:style-name="T57">:</text:span></text:p>
      <text:p text:style-name="P10"/>
      <text:list xml:id="list982119816" text:style-name="L2">
        <text:list-item>
          <text:p text:style-name="P28">Función que devuelva la suma total de los valores del vector v. (1,25 puntos)</text:p>
          <text:list>
            <text:list-item>
              <text:list>
                <text:list-header>
                  <text:p text:style-name="P29"><text:s text:c="3"/>public static <text:span text:style-name="T75">double</text:span> suma(<text:span text:style-name="T75">double</text:span> v[])</text:p>
                </text:list-header>
              </text:list>
            </text:list-item>
          </text:list>
        </text:list-item>
      </text:list>
      <text:p text:style-name="P21"/>
      <text:list xml:id="list120817533944745" text:continue-numbering="true" text:style-name="L2">
        <text:list-item>
          <text:p text:style-name="P31"><text:span text:style-name="T10">Función que devuelv</text:span><text:span text:style-name="T11">a</text:span><text:span text:style-name="T10"> </text:span><text:span text:style-name="T12">t</text:span><text:span text:style-name="T13">rue si en v h</text:span><text:span text:style-name="T15">ay</text:span><text:span text:style-name="T13"> algún valor superior a x. </text:span><text:span text:style-name="T14">False si no existe.</text:span><text:span text:style-name="T10"> (1,</text:span><text:span text:style-name="T11">2</text:span><text:span text:style-name="T10">5 p</text:span><text:span text:style-name="T14">untos</text:span><text:span text:style-name="T10">)</text:span></text:p>
          <text:p text:style-name="P32"><text:span text:style-name="T24"><text:s text:c="3"/></text:span><text:span text:style-name="T25">public static </text:span><text:span text:style-name="T26">b</text:span><text:span text:style-name="T29">oolean</text:span><text:span text:style-name="T25"> </text:span><text:span text:style-name="T30">hay</text:span><text:span text:style-name="T25">m</text:span><text:span text:style-name="T27">ayorque</text:span><text:span text:style-name="T25">(</text:span><text:span text:style-name="T26">double</text:span><text:span text:style-name="T25"> v[], </text:span><text:span text:style-name="T28">double x</text:span><text:span text:style-name="T25">)</text:span></text:p>
          <text:p text:style-name="P30"/>
        </text:list-item>
        <text:list-item>
          <text:p text:style-name="P33"><text:span text:style-name="T39">Función llamada ‘d</text:span><text:span text:style-name="T47">ifmaxmin</text:span><text:span text:style-name="T39">’ que</text:span><text:span text:style-name="T40"> </text:span><text:span text:style-name="T41">reciba </text:span><text:span text:style-name="T47">como</text:span><text:span text:style-name="T41"> parámetro </text:span><text:span text:style-name="T47">un </text:span><text:span text:style-name="T41">vector de </text:span><text:span text:style-name="T47">números reales</text:span><text:span text:style-name="T45"> </text:span><text:span text:style-name="T47">y </text:span><text:span text:style-name="T41">devuelva l</text:span><text:span text:style-name="T47">a diferencia entre el valor más al</text:span><text:span text:style-name="T54">to</text:span><text:span text:style-name="T47"> y el valor más bajo del vector</text:span><text:span text:style-name="T41">. (1,5 puntos).</text:span></text:p>
          <text:p text:style-name="P36"/>
        </text:list-item>
        <text:list-item>
          <text:p text:style-name="P34"><text:span text:style-name="T37">Función llamada ‘codigo’ que reciba </text:span><text:span text:style-name="T49">2</text:span><text:span text:style-name="T38"> parámetros (</text:span><text:span text:style-name="T37">nombre completo </text:span><text:span text:style-name="T46">y</text:span><text:span text:style-name="T37"> </text:span><text:span text:style-name="T44">DNI </text:span><text:span text:style-name="T49">de un cliente</text:span><text:span text:style-name="T38">)</text:span><text:span text:style-name="T37"> y devuelva e</text:span><text:span text:style-name="T44">l</text:span><text:span text:style-name="T37"> código d</text:span><text:span text:style-name="T44">e c</text:span><text:span text:style-name="T46">liente</text:span><text:span text:style-name="T37">. (</text:span><text:span text:style-name="T46">1,5</text:span><text:span text:style-name="T37"> puntos)</text:span></text:p>
          <text:p text:style-name="P37"/>
        </text:list-item>
        <text:list-item>
          <text:p text:style-name="P35"><text:span text:style-name="T36">Implementa la función </text:span><text:span text:style-name="T42">principal </text:span><text:span text:style-name="T36">main del programa. Utiliza las funciones de los apartados anteriores siempre que sea posible.</text:span><text:span text:style-name="T33"> </text:span><text:span text:style-name="T56">(2,</text:span><text:span text:style-name="T66">5</text:span><text:span text:style-name="T56"> puntos)</text:span></text:p>
        </text:list-item>
      </text:list>
      <text:p text:style-name="P12"/>
      <text:p text:style-name="P7"><text:span text:style-name="T4">Ejercicio 2: </text:span><text:span text:style-name="T5">(</text:span><text:span text:style-name="T6">2</text:span><text:span text:style-name="T4"> puntos</text:span><text:span text:style-name="T5">)</text:span></text:p>
      <text:p text:style-name="P17"><text:span text:style-name="T17">I</text:span><text:span text:style-name="T18">mplementa un programa </text:span><text:span text:style-name="T16">en lenguaje Java </text:span><text:span text:style-name="T18">que cree una matriz de tamaño </text:span><text:span text:style-name="T19">F</text:span><text:span text:style-name="T18"> </text:span><text:span text:style-name="T16">x</text:span><text:span text:style-name="T18"> </text:span><text:span text:style-name="T19">C</text:span><text:span text:style-name="T18"> </text:span><text:span text:style-name="T19">(valores introducidos por teclado, </text:span><text:span text:style-name="T21">n</text:span><text:span text:style-name="T22">o es necesario comprobarlos</text:span><text:span text:style-name="T19">)</text:span><text:span text:style-name="T18"> y la rellene con números ent</text:span><text:span text:style-name="T23">e</text:span><text:span text:style-name="T18">ros aleatorios entre </text:span><text:span text:style-name="T19">-</text:span><text:span text:style-name="T20">5</text:span><text:span text:style-name="T18"> y </text:span><text:span text:style-name="T20">5</text:span><text:span text:style-name="T18">. </text:span><text:span text:style-name="T19">Luego mostrará por pantalla la suma de </text:span><text:span text:style-name="T20">valores de </text:span><text:span text:style-name="T19">cada fila</text:span><text:span text:style-name="T18"> </text:span><text:span text:style-name="T21">y de cada columna </text:span><text:span text:style-name="T22">por separado</text:span><text:span text:style-name="T20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6">Por ejemplo, d</text:span>ada esta matriz de 3x3:</text:p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19">-2</text:p>
                </table:table-cell>
                <table:table-cell table:style-name="Table4.A1" office:value-type="string">
                  <text:p text:style-name="P19">2</text:p>
                </table:table-cell>
                <table:table-cell table:style-name="Table4.C1" office:value-type="string">
                  <text:p text:style-name="P19">2</text:p>
                </table:table-cell>
              </table:table-row>
              <table:table-row>
                <table:table-cell table:style-name="Table4.A2" office:value-type="string">
                  <text:p text:style-name="P20">-<text:span text:style-name="T74">5</text:span></text:p>
                </table:table-cell>
                <table:table-cell table:style-name="Table4.A2" office:value-type="string">
                  <text:p text:style-name="P19">0</text:p>
                </table:table-cell>
                <table:table-cell table:style-name="Table4.C2" office:value-type="string">
                  <text:p text:style-name="P19">5</text:p>
                </table:table-cell>
              </table:table-row>
              <table:table-row>
                <table:table-cell table:style-name="Table4.A2" office:value-type="string">
                  <text:p text:style-name="P19">0</text:p>
                </table:table-cell>
                <table:table-cell table:style-name="Table4.A2" office:value-type="string">
                  <text:p text:style-name="P19">3</text:p>
                </table:table-cell>
                <table:table-cell table:style-name="Table4.C2" office:value-type="string">
                  <text:p text:style-name="P19">5</text:p>
                </table:table-cell>
              </table:table-row>
            </table:table>
            <text:p text:style-name="P16"/>
          </table:table-cell>
          <table:table-cell table:style-name="Table2.B1" office:value-type="string">
            <text:p text:style-name="P11">El programa mostrará por pantalla:</text:p>
            <text:p text:style-name="P15"><text:span text:style-name="T31">Fila 1: </text:span><text:span text:style-name="T32">2</text:span></text:p>
            <text:p text:style-name="P15"><text:span text:style-name="T31">Fila 2: </text:span><text:span text:style-name="T32">0</text:span></text:p>
            <text:p text:style-name="P15"><text:span text:style-name="T31">Fila 3: </text:span><text:span text:style-name="T32">8</text:span></text:p>
            <text:p text:style-name="P15"><text:span text:style-name="T31">Columna 1: -</text:span><text:span text:style-name="T32">7</text:span></text:p>
            <text:p text:style-name="P15"><text:span text:style-name="T31">Columna 2: </text:span><text:span text:style-name="T32">5</text:span></text:p>
            <text:p text:style-name="P15"><text:span text:style-name="T31">Columna 3: </text:span><text:span text:style-name="T32">12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ca" fo:country="ES" fo:hyphenate="false"/>
    </style:style>
    <style:style style:name="Encabezado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ca" fo:country="ES"/>
    </style:style>
    <style:style style:name="Pie_20_de_20_página_20_Car" style:display-name="Pie de página Car" style:family="text" style:parent-style-name="Fuente_20_de_20_párrafo_20_predeter.">
      <style:text-properties fo:language="ca" fo:country="ES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82cm, 1.653cm, 0.771cm, 1.85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4 Imagen" text:anchor-type="paragraph" svg:x="-0.201cm" svg:y="-0.891cm" svg:width="17.313cm" style:rel-width="scale" svg:height="1.956cm" style:rel-height="scale" draw:z-index="0"><draw:image xlink:href="Pictures/10000000000009AC000001ADE78570A4C8837FA2.jpg" xlink:type="simple" xlink:show="embed" xlink:actuate="onLoad" loext:mime-type="image/jpeg"/><svg:desc>cabecera ceed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30$Build-2</meta:generator>
    <meta:initial-creator>Vicente</meta:initial-creator>
    <meta:creation-date>2019-11-28T09:01:00Z</meta:creation-date>
    <dc:date>2020-01-13T12:08:15.544617363</dc:date>
    <meta:editing-cycles>20</meta:editing-cycles>
    <meta:editing-duration>PT4H1M46S</meta:editing-duration>
    <meta:document-statistic meta:table-count="3" meta:image-count="1" meta:object-count="0" meta:page-count="1" meta:paragraph-count="42" meta:word-count="468" meta:character-count="2624" meta:non-whitespace-character-count="2199"/>
    <meta:template xlink:type="simple" xlink:actuate="onRequest" xlink:title="" xlink:href="Normal"/>
  </office:meta>
</office:document-meta>
</file>